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λ</mo>
      <mrow>
        <mo stretchy="false">(</mo>
        <mrow>
          <mi>n</mi>
          <mi>,</mi>
          <mi>p</mi>
        </mrow>
        <mo stretchy="false">)</mo>
      </mrow>
      <mrow>
        <mo stretchy="false">[</mo>
        <mrow>
          <mover accent="true">
            <mtext>A</mtext>
            <mo stretchy="false">̊</mo>
          </mover>
        </mrow>
        <mo stretchy="false">]</mo>
      </mrow>
      <mrow>
        <mi/>
        <mo stretchy="false">≈</mo>
        <mi/>
      </mrow>
      <mfrac>
        <mn>0,28</mn>
        <msqrt>
          <mrow>
            <mi>E</mi>
            <mrow>
              <mo stretchy="false">[</mo>
              <mrow>
                <mtext>eV</mtext>
              </mrow>
              <mo stretchy="false">]</mo>
            </mrow>
          </mrow>
        </msqrt>
      </mfrac>
    </mrow>
    <annotation encoding="StarMath 5.0">%ilambda(n,p) [circle "A"]  ` approx ` 0,28 over sqrt{E["eV"]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0:18:10.261000000</meta:creation-date>
    <meta:generator>LibreOffice/4.1.4.2$Windows_x86 LibreOffice_project/0a0440ccc0227ad9829de5f46be37cfb6edcf72</meta:generator>
  </office:meta>
</office:document-meta>
</file>